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1e2" officeooo:paragraph-rsid="000011e2"/>
    </style:style>
    <style:style style:name="P2" style:family="paragraph" style:parent-style-name="Standard">
      <style:text-properties officeooo:rsid="0000ee73" officeooo:paragraph-rsid="0000ee73"/>
    </style:style>
    <style:style style:name="P3" style:family="paragraph" style:parent-style-name="Standard">
      <style:text-properties officeooo:rsid="000172f8" officeooo:paragraph-rsid="000172f8"/>
    </style:style>
    <style:style style:name="P4" style:family="paragraph" style:parent-style-name="Standard">
      <style:text-properties officeooo:rsid="00027814" officeooo:paragraph-rsid="00027814"/>
    </style:style>
    <style:style style:name="P5" style:family="paragraph" style:parent-style-name="Standard">
      <style:text-properties officeooo:rsid="000364d7" officeooo:paragraph-rsid="000364d7"/>
    </style:style>
    <style:style style:name="P6" style:family="paragraph" style:parent-style-name="Standard">
      <style:text-properties officeooo:rsid="00042901" officeooo:paragraph-rsid="00042901"/>
    </style:style>
    <style:style style:name="P7" style:family="paragraph" style:parent-style-name="Standard">
      <style:text-properties officeooo:rsid="0005550e" officeooo:paragraph-rsid="0005550e"/>
    </style:style>
    <style:style style:name="P8" style:family="paragraph" style:parent-style-name="Standard">
      <style:text-properties officeooo:rsid="0005ef15" officeooo:paragraph-rsid="0005ef15"/>
    </style:style>
    <style:style style:name="P9" style:family="paragraph" style:parent-style-name="Standard">
      <style:text-properties officeooo:rsid="0005ef15" officeooo:paragraph-rsid="009cd03a"/>
    </style:style>
    <style:style style:name="P10" style:family="paragraph" style:parent-style-name="Standard">
      <style:text-properties officeooo:rsid="0007abf3" officeooo:paragraph-rsid="0007abf3"/>
    </style:style>
    <style:style style:name="P11" style:family="paragraph" style:parent-style-name="Standard">
      <style:text-properties officeooo:rsid="0007abf3" officeooo:paragraph-rsid="009cd03a"/>
    </style:style>
    <style:style style:name="P12" style:family="paragraph" style:parent-style-name="Standard">
      <style:text-properties officeooo:rsid="0007fba3" officeooo:paragraph-rsid="0007fba3"/>
    </style:style>
    <style:style style:name="P13" style:family="paragraph" style:parent-style-name="Standard">
      <style:text-properties officeooo:rsid="0007fba3" officeooo:paragraph-rsid="009e533f"/>
    </style:style>
    <style:style style:name="P14" style:family="paragraph" style:parent-style-name="Standard">
      <style:text-properties officeooo:rsid="000b8998" officeooo:paragraph-rsid="000b8998"/>
    </style:style>
    <style:style style:name="P15" style:family="paragraph" style:parent-style-name="Standard">
      <style:text-properties officeooo:rsid="000b8998" officeooo:paragraph-rsid="009e533f"/>
    </style:style>
    <style:style style:name="P16" style:family="paragraph" style:parent-style-name="Standard">
      <style:text-properties officeooo:rsid="000c218a" officeooo:paragraph-rsid="000c218a"/>
    </style:style>
    <style:style style:name="P17" style:family="paragraph" style:parent-style-name="Standard">
      <style:text-properties officeooo:rsid="000c218a" officeooo:paragraph-rsid="009e533f"/>
    </style:style>
    <style:style style:name="P18" style:family="paragraph" style:parent-style-name="Standard">
      <style:text-properties officeooo:rsid="000ca508" officeooo:paragraph-rsid="000ca508"/>
    </style:style>
    <style:style style:name="P19" style:family="paragraph" style:parent-style-name="Standard">
      <style:text-properties officeooo:rsid="000e3445" officeooo:paragraph-rsid="000e3445"/>
    </style:style>
    <style:style style:name="P20" style:family="paragraph" style:parent-style-name="Standard">
      <style:text-properties officeooo:rsid="000fbc44" officeooo:paragraph-rsid="000fbc44"/>
    </style:style>
    <style:style style:name="P21" style:family="paragraph" style:parent-style-name="Standard">
      <style:text-properties officeooo:rsid="0010b367" officeooo:paragraph-rsid="0010b367"/>
    </style:style>
    <style:style style:name="P22" style:family="paragraph" style:parent-style-name="Standard">
      <style:text-properties officeooo:rsid="001629cc" officeooo:paragraph-rsid="001629cc"/>
    </style:style>
    <style:style style:name="P23" style:family="paragraph" style:parent-style-name="Standard">
      <style:text-properties officeooo:rsid="0016032b" officeooo:paragraph-rsid="0016032b"/>
    </style:style>
    <style:style style:name="P24" style:family="paragraph" style:parent-style-name="Standard">
      <style:text-properties officeooo:rsid="0019897b" officeooo:paragraph-rsid="0019897b"/>
    </style:style>
    <style:style style:name="P25" style:family="paragraph" style:parent-style-name="Standard">
      <style:text-properties officeooo:rsid="001a7cfa" officeooo:paragraph-rsid="001a7cfa"/>
    </style:style>
    <style:style style:name="P26" style:family="paragraph" style:parent-style-name="Standard">
      <style:text-properties officeooo:rsid="001c7814" officeooo:paragraph-rsid="001c7814"/>
    </style:style>
    <style:style style:name="P27" style:family="paragraph" style:parent-style-name="Standard">
      <style:text-properties officeooo:rsid="0016d47b" officeooo:paragraph-rsid="0016d47b"/>
    </style:style>
    <style:style style:name="P28" style:family="paragraph" style:parent-style-name="Standard">
      <style:text-properties officeooo:rsid="001ec222" officeooo:paragraph-rsid="001ec222"/>
    </style:style>
    <style:style style:name="P29" style:family="paragraph" style:parent-style-name="Standard">
      <style:text-properties officeooo:rsid="00204c68" officeooo:paragraph-rsid="00204c68"/>
    </style:style>
    <style:style style:name="P30" style:family="paragraph" style:parent-style-name="Standard">
      <style:text-properties officeooo:rsid="0022f1ca" officeooo:paragraph-rsid="0022f1ca"/>
    </style:style>
    <style:style style:name="P31" style:family="paragraph" style:parent-style-name="Standard">
      <style:text-properties officeooo:rsid="00252cf6" officeooo:paragraph-rsid="00252cf6"/>
    </style:style>
    <style:style style:name="P32" style:family="paragraph" style:parent-style-name="Standard">
      <style:text-properties officeooo:rsid="0026180c" officeooo:paragraph-rsid="0026180c"/>
    </style:style>
    <style:style style:name="P33" style:family="paragraph" style:parent-style-name="Standard">
      <style:text-properties officeooo:rsid="0028d9c3" officeooo:paragraph-rsid="0028d9c3"/>
    </style:style>
    <style:style style:name="P34" style:family="paragraph" style:parent-style-name="Standard">
      <style:text-properties officeooo:rsid="002cb0e5" officeooo:paragraph-rsid="002cb0e5"/>
    </style:style>
    <style:style style:name="P35" style:family="paragraph" style:parent-style-name="Standard">
      <style:text-properties officeooo:rsid="002d4ba6" officeooo:paragraph-rsid="002d4ba6"/>
    </style:style>
    <style:style style:name="P36" style:family="paragraph" style:parent-style-name="Standard">
      <style:text-properties officeooo:rsid="002e8117" officeooo:paragraph-rsid="002e8117"/>
    </style:style>
    <style:style style:name="P37" style:family="paragraph" style:parent-style-name="Standard">
      <style:text-properties officeooo:rsid="00308dc0" officeooo:paragraph-rsid="00308dc0"/>
    </style:style>
    <style:style style:name="P38" style:family="paragraph" style:parent-style-name="Standard">
      <style:text-properties officeooo:rsid="003227ec" officeooo:paragraph-rsid="003227ec"/>
    </style:style>
    <style:style style:name="P39" style:family="paragraph" style:parent-style-name="Standard">
      <style:text-properties officeooo:rsid="00359013" officeooo:paragraph-rsid="00359013"/>
    </style:style>
    <style:style style:name="P40" style:family="paragraph" style:parent-style-name="Standard">
      <style:text-properties officeooo:rsid="00370fda" officeooo:paragraph-rsid="00370fda"/>
    </style:style>
    <style:style style:name="P41" style:family="paragraph" style:parent-style-name="Standard">
      <style:text-properties officeooo:rsid="0039e3b2" officeooo:paragraph-rsid="0039e3b2"/>
    </style:style>
    <style:style style:name="P42" style:family="paragraph" style:parent-style-name="Standard">
      <style:text-properties officeooo:rsid="003a474c" officeooo:paragraph-rsid="003a474c"/>
    </style:style>
    <style:style style:name="P43" style:family="paragraph" style:parent-style-name="Standard">
      <style:text-properties officeooo:rsid="003bfedd" officeooo:paragraph-rsid="003bfedd"/>
    </style:style>
    <style:style style:name="P44" style:family="paragraph" style:parent-style-name="Standard">
      <style:text-properties officeooo:rsid="003d7321" officeooo:paragraph-rsid="003d7321"/>
    </style:style>
    <style:style style:name="P45" style:family="paragraph" style:parent-style-name="Standard">
      <style:text-properties officeooo:rsid="003ebcce" officeooo:paragraph-rsid="003ebcce"/>
    </style:style>
    <style:style style:name="P46" style:family="paragraph" style:parent-style-name="Standard">
      <style:text-properties officeooo:rsid="00427d4d" officeooo:paragraph-rsid="00427d4d"/>
    </style:style>
    <style:style style:name="P47" style:family="paragraph" style:parent-style-name="Standard">
      <style:text-properties officeooo:rsid="0047dadb" officeooo:paragraph-rsid="0047dadb"/>
    </style:style>
    <style:style style:name="P48" style:family="paragraph" style:parent-style-name="Standard">
      <style:text-properties officeooo:rsid="00492b89" officeooo:paragraph-rsid="00492b89"/>
    </style:style>
    <style:style style:name="P49" style:family="paragraph" style:parent-style-name="Standard">
      <style:text-properties officeooo:rsid="00492b89" officeooo:paragraph-rsid="004a791b"/>
    </style:style>
    <style:style style:name="P50" style:family="paragraph" style:parent-style-name="Standard">
      <style:text-properties officeooo:rsid="004d6864" officeooo:paragraph-rsid="004d6864"/>
    </style:style>
    <style:style style:name="P51" style:family="paragraph" style:parent-style-name="Standard">
      <style:text-properties officeooo:rsid="004ec798" officeooo:paragraph-rsid="004ec798"/>
    </style:style>
    <style:style style:name="P52" style:family="paragraph" style:parent-style-name="Standard">
      <style:text-properties officeooo:rsid="00509589" officeooo:paragraph-rsid="00509589"/>
    </style:style>
    <style:style style:name="P53" style:family="paragraph" style:parent-style-name="Standard">
      <style:text-properties officeooo:rsid="005545e1" officeooo:paragraph-rsid="005545e1"/>
    </style:style>
    <style:style style:name="P54" style:family="paragraph" style:parent-style-name="Standard">
      <style:text-properties officeooo:rsid="0059b167" officeooo:paragraph-rsid="0059b167"/>
    </style:style>
    <style:style style:name="P55" style:family="paragraph" style:parent-style-name="Standard">
      <style:text-properties officeooo:rsid="005c3349" officeooo:paragraph-rsid="005c3349"/>
    </style:style>
    <style:style style:name="P56" style:family="paragraph" style:parent-style-name="Standard">
      <style:text-properties officeooo:rsid="005f4aab" officeooo:paragraph-rsid="005f4aab"/>
    </style:style>
    <style:style style:name="P57" style:family="paragraph" style:parent-style-name="Standard">
      <style:text-properties officeooo:rsid="0062144a" officeooo:paragraph-rsid="0062144a"/>
    </style:style>
    <style:style style:name="P58" style:family="paragraph" style:parent-style-name="Standard">
      <style:text-properties officeooo:rsid="0063c962" officeooo:paragraph-rsid="0063c962"/>
    </style:style>
    <style:style style:name="P59" style:family="paragraph" style:parent-style-name="Standard">
      <style:text-properties officeooo:rsid="0064d74c" officeooo:paragraph-rsid="0064d74c"/>
    </style:style>
    <style:style style:name="P60" style:family="paragraph" style:parent-style-name="Standard">
      <style:text-properties officeooo:rsid="00655381" officeooo:paragraph-rsid="00655381"/>
    </style:style>
    <style:style style:name="P61" style:family="paragraph" style:parent-style-name="Standard">
      <style:text-properties officeooo:rsid="0067ba3c" officeooo:paragraph-rsid="0067ba3c"/>
    </style:style>
    <style:style style:name="P62" style:family="paragraph" style:parent-style-name="Standard">
      <style:text-properties officeooo:rsid="00687539" officeooo:paragraph-rsid="00687539"/>
    </style:style>
    <style:style style:name="P63" style:family="paragraph" style:parent-style-name="Standard">
      <style:text-properties officeooo:rsid="0069e677" officeooo:paragraph-rsid="0069e677"/>
    </style:style>
    <style:style style:name="P64" style:family="paragraph" style:parent-style-name="Standard">
      <style:text-properties officeooo:rsid="006ba98d" officeooo:paragraph-rsid="006ba98d"/>
    </style:style>
    <style:style style:name="P65" style:family="paragraph" style:parent-style-name="Standard">
      <style:text-properties officeooo:rsid="006caa7d" officeooo:paragraph-rsid="006caa7d"/>
    </style:style>
    <style:style style:name="P66" style:family="paragraph" style:parent-style-name="Standard">
      <style:text-properties officeooo:rsid="006f3158" officeooo:paragraph-rsid="006f3158"/>
    </style:style>
    <style:style style:name="P67" style:family="paragraph" style:parent-style-name="Standard">
      <style:text-properties officeooo:rsid="00726b2c" officeooo:paragraph-rsid="00726b2c"/>
    </style:style>
    <style:style style:name="P68" style:family="paragraph" style:parent-style-name="Standard">
      <style:text-properties officeooo:rsid="0073e277" officeooo:paragraph-rsid="0073e277"/>
    </style:style>
    <style:style style:name="P69" style:family="paragraph" style:parent-style-name="Standard">
      <style:text-properties officeooo:rsid="0079b31a" officeooo:paragraph-rsid="0079b31a"/>
    </style:style>
    <style:style style:name="P70" style:family="paragraph" style:parent-style-name="Standard">
      <style:text-properties officeooo:rsid="007ccc56" officeooo:paragraph-rsid="007ccc56"/>
    </style:style>
    <style:style style:name="P71" style:family="paragraph" style:parent-style-name="Standard">
      <style:text-properties officeooo:rsid="007e5f44" officeooo:paragraph-rsid="007e5f44"/>
    </style:style>
    <style:style style:name="P72" style:family="paragraph" style:parent-style-name="Standard">
      <style:text-properties officeooo:rsid="007eafe0" officeooo:paragraph-rsid="007eafe0"/>
    </style:style>
    <style:style style:name="P73" style:family="paragraph" style:parent-style-name="Standard">
      <style:text-properties officeooo:rsid="007f44d4" officeooo:paragraph-rsid="007f44d4"/>
    </style:style>
    <style:style style:name="P74" style:family="paragraph" style:parent-style-name="Standard">
      <style:text-properties officeooo:rsid="007fbd35" officeooo:paragraph-rsid="007fbd35"/>
    </style:style>
    <style:style style:name="P75" style:family="paragraph" style:parent-style-name="Standard">
      <style:text-properties officeooo:rsid="008178b2" officeooo:paragraph-rsid="008178b2"/>
    </style:style>
    <style:style style:name="P76" style:family="paragraph" style:parent-style-name="Standard">
      <style:text-properties officeooo:rsid="00846023" officeooo:paragraph-rsid="00846023"/>
    </style:style>
    <style:style style:name="P77" style:family="paragraph" style:parent-style-name="Standard">
      <style:text-properties officeooo:rsid="0084ebe8" officeooo:paragraph-rsid="0084ebe8"/>
    </style:style>
    <style:style style:name="P78" style:family="paragraph" style:parent-style-name="Standard">
      <style:text-properties officeooo:rsid="00867481" officeooo:paragraph-rsid="00867481"/>
    </style:style>
    <style:style style:name="P79" style:family="paragraph" style:parent-style-name="Standard">
      <style:text-properties officeooo:rsid="00891efa" officeooo:paragraph-rsid="00891efa"/>
    </style:style>
    <style:style style:name="P80" style:family="paragraph" style:parent-style-name="Standard">
      <style:text-properties officeooo:rsid="008b9e8e" officeooo:paragraph-rsid="008b9e8e"/>
    </style:style>
    <style:style style:name="P81" style:family="paragraph" style:parent-style-name="Standard">
      <style:text-properties officeooo:rsid="008d321f" officeooo:paragraph-rsid="008d321f"/>
    </style:style>
    <style:style style:name="P82" style:family="paragraph" style:parent-style-name="Standard">
      <style:text-properties officeooo:rsid="0091188d" officeooo:paragraph-rsid="0091188d"/>
    </style:style>
    <style:style style:name="P83" style:family="paragraph" style:parent-style-name="Standard">
      <style:text-properties officeooo:rsid="0092f536" officeooo:paragraph-rsid="0092f536"/>
    </style:style>
    <style:style style:name="P84" style:family="paragraph" style:parent-style-name="Standard">
      <style:text-properties officeooo:rsid="0094ee6d" officeooo:paragraph-rsid="0094ee6d"/>
    </style:style>
    <style:style style:name="P85" style:family="paragraph" style:parent-style-name="Standard">
      <style:text-properties officeooo:rsid="0096eec8" officeooo:paragraph-rsid="0096eec8"/>
    </style:style>
    <style:style style:name="P86" style:family="paragraph" style:parent-style-name="Standard">
      <style:text-properties officeooo:rsid="00095461" officeooo:paragraph-rsid="009e533f"/>
    </style:style>
    <style:style style:name="P87" style:family="paragraph" style:parent-style-name="Standard">
      <style:text-properties officeooo:rsid="001234d7" officeooo:paragraph-rsid="001234d7"/>
    </style:style>
    <style:style style:name="P88" style:family="paragraph" style:parent-style-name="Standard">
      <style:text-properties officeooo:rsid="001234d7" officeooo:paragraph-rsid="009e533f"/>
    </style:style>
    <style:style style:name="P89" style:family="paragraph" style:parent-style-name="Standard">
      <style:text-properties officeooo:rsid="001e3686" officeooo:paragraph-rsid="009e533f"/>
    </style:style>
    <style:style style:name="P90" style:family="paragraph" style:parent-style-name="Standard">
      <style:text-properties officeooo:rsid="00a02896" officeooo:paragraph-rsid="00a02896"/>
    </style:style>
    <style:style style:name="P91" style:family="paragraph" style:parent-style-name="Standard">
      <style:text-properties officeooo:rsid="0063c962" officeooo:paragraph-rsid="0063c962"/>
    </style:style>
    <style:style style:name="P92" style:family="paragraph" style:parent-style-name="Standard">
      <style:text-properties officeooo:rsid="00aa3658" officeooo:paragraph-rsid="00aa3658"/>
    </style:style>
    <style:style style:name="P93" style:family="paragraph" style:parent-style-name="Standard">
      <style:text-properties officeooo:rsid="001a2029" officeooo:paragraph-rsid="001a2029"/>
    </style:style>
    <style:style style:name="P94" style:family="paragraph" style:parent-style-name="Standard">
      <style:text-properties officeooo:rsid="000c925f" officeooo:paragraph-rsid="00aa3658"/>
    </style:style>
    <style:style style:name="P95" style:family="paragraph" style:parent-style-name="Standard">
      <style:text-properties officeooo:rsid="00abde94" officeooo:paragraph-rsid="00abde94"/>
    </style:style>
    <style:style style:name="P96" style:family="paragraph" style:parent-style-name="Standard">
      <style:text-properties officeooo:rsid="00ac49f8" officeooo:paragraph-rsid="00ac49f8"/>
    </style:style>
    <style:style style:name="P97" style:family="paragraph" style:parent-style-name="Standard">
      <style:text-properties officeooo:rsid="00b0370b" officeooo:paragraph-rsid="00b0370b"/>
    </style:style>
    <style:style style:name="P98" style:family="paragraph" style:parent-style-name="Standard">
      <style:text-properties officeooo:rsid="000ca508" officeooo:paragraph-rsid="00b297db"/>
    </style:style>
    <style:style style:name="P99" style:family="paragraph" style:parent-style-name="Standard">
      <style:text-properties officeooo:rsid="00b297db" officeooo:paragraph-rsid="00b297db"/>
    </style:style>
    <style:style style:name="P100" style:family="paragraph" style:parent-style-name="Standard">
      <style:text-properties officeooo:rsid="00b433f7" officeooo:paragraph-rsid="00b433f7"/>
    </style:style>
    <style:style style:name="P101" style:family="paragraph" style:parent-style-name="Standard">
      <style:text-properties officeooo:rsid="00b50260" officeooo:paragraph-rsid="00b50260"/>
    </style:style>
    <style:style style:name="P102" style:family="paragraph" style:parent-style-name="Standard">
      <style:text-properties officeooo:rsid="00b51c8f" officeooo:paragraph-rsid="00b51c8f"/>
    </style:style>
    <style:style style:name="P103" style:family="paragraph" style:parent-style-name="Standard">
      <style:text-properties officeooo:rsid="00b6d4ab" officeooo:paragraph-rsid="00b6d4ab"/>
    </style:style>
    <style:style style:name="P104" style:family="paragraph" style:parent-style-name="Standard">
      <style:text-properties officeooo:rsid="003bfedd" officeooo:paragraph-rsid="003bfedd"/>
    </style:style>
    <style:style style:name="P105" style:family="paragraph" style:parent-style-name="Standard">
      <style:text-properties officeooo:rsid="00b91ef7" officeooo:paragraph-rsid="00b91ef7"/>
    </style:style>
    <style:style style:name="P106" style:family="paragraph" style:parent-style-name="Standard">
      <style:text-properties officeooo:rsid="00b92643" officeooo:paragraph-rsid="00b92643"/>
    </style:style>
    <style:style style:name="P107" style:family="paragraph" style:parent-style-name="Standard">
      <style:text-properties officeooo:rsid="0096eec8" officeooo:paragraph-rsid="0096eec8"/>
    </style:style>
    <style:style style:name="P108" style:family="paragraph" style:parent-style-name="Standard">
      <style:text-properties officeooo:rsid="00b97c59" officeooo:paragraph-rsid="00b97c59"/>
    </style:style>
    <style:style style:name="P109" style:family="paragraph" style:parent-style-name="Standard">
      <style:text-properties officeooo:rsid="00bce05b" officeooo:paragraph-rsid="00bce05b"/>
    </style:style>
    <style:style style:name="P110" style:family="paragraph" style:parent-style-name="Standard">
      <style:text-properties officeooo:rsid="00c1559b" officeooo:paragraph-rsid="00c1559b"/>
    </style:style>
    <style:style style:name="T1" style:family="text">
      <style:text-properties officeooo:rsid="004a791b"/>
    </style:style>
    <style:style style:name="T2" style:family="text">
      <style:text-properties officeooo:rsid="007f44d4"/>
    </style:style>
    <style:style style:name="T3" style:family="text">
      <style:text-properties officeooo:rsid="009cd03a"/>
    </style:style>
    <style:style style:name="T4" style:family="text">
      <style:text-properties officeooo:rsid="009e533f"/>
    </style:style>
    <style:style style:name="T5" style:family="text">
      <style:text-properties officeooo:rsid="00b97c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list all the customers of the salespeople table.</text:p>
      <text:p text:style-name="P1">select * from salespeople;</text:p>
      <text:p text:style-name="P2">2.list all the customers with a rating of 100.</text:p>
      <text:p text:style-name="P2">select * from customers where rating=100;</text:p>
      <text:p text:style-name="P3">3.find all the record in the customer table with null values in the city column.</text:p>
      <text:p text:style-name="P4">Select * from customer where city is null;</text:p>
      <text:p text:style-name="P4">4.find the largest orders taken by each salesperson on each date.</text:p>
      <text:p text:style-name="P5">Select max(amt),odate from orders GROUP BY odate;</text:p>
      <text:p text:style-name="P5">5.arrange the orders table by descending customer number</text:p>
      <text:p text:style-name="P5">select * from customers order by cnum desc;</text:p>
      <text:p text:style-name="P6">6.find which salespeople currently have orders in the orders table.</text:p>
      <text:p text:style-name="P22">select distinct a.snum,a.sname from salespeople a,customer b,orders c where c.cnum=b.cnum and b.snum=a.snum;</text:p>
      <text:p text:style-name="P6">7.list names of all customers matched with the salespeople serving them.</text:p>
      <text:p text:style-name="P6">Select b.cname from salespeople a,customer b, where a.snum=b.snum;</text:p>
      <text:p text:style-name="P7">8.find the name and numbers of all salespeople who had more than one customer.</text:p>
      <text:p text:style-name="P7">Select a.sname,a.snum from salespeople a,customer b where a.snum=b.snum;</text:p>
      <text:p text:style-name="P7">9.count the orders of each of the salespeople and output the results in descending order.</text:p>
      <text:p text:style-name="P23">select count(a.onum),c.sname from orders a,customer b,salespeople c where a.cnum=b.cnum and b.snum=c.snum group by c.snum order by count(a.onum) desc;</text:p>
      <text:p text:style-name="P8">10.list the customer table if and onlyif one or more of customer in the c</text:p>
      <text:p text:style-name="P8">select * from customer where city ='San Jose';</text:p>
      <text:p text:style-name="P9">11.<text:span text:style-name="T3">Match salespeople to customers according to what city they lived in.</text:span></text:p>
      <text:p text:style-name="P21">select a.sname,b.cname,b.city from salespeople a,customer b where b.snum=a.snum;</text:p>
      <text:p text:style-name="P11">12.<text:span text:style-name="T3">Find the largest order taken by each salesperson.</text:span></text:p>
      <text:p text:style-name="P10">select MAX(amt),cnum from orders group by cnum order by Max(amt) desc;</text:p>
      <text:p text:style-name="P13">13.<text:span text:style-name="T4"> Find customers in San Jose who have a rating above 200.</text:span></text:p>
      <text:p text:style-name="P12">select cname,city from customer where city='San Jose' AND rating&gt;200;</text:p>
      <text:p text:style-name="P13">14. <text:span text:style-name="T4">List the names and commissions of all salespeople in London.</text:span></text:p>
      <text:p text:style-name="P12">select sname,comm from salespeople where city='london';</text:p>
      <text:p text:style-name="P13">15.<text:span text:style-name="T4"> List all the orders of salesperson Motika from the Orders table</text:span></text:p>
      <text:p text:style-name="P20">select a.onum,c.sname,c.snum from orders a,customer b,salespeople c where a.cnum=b.cnum and b.snum=c.snum and c.sname='motika';</text:p>
      <text:p text:style-name="P86">16.<text:span text:style-name="T4"> Find all customers with orders on October 3.</text:span></text:p>
      <text:p text:style-name="P14">select DISTINCT a.odate,b.cnum,b.cname from orders a,customer b where odate='1996-03-10';</text:p>
      <text:p text:style-name="P15">17.<text:span text:style-name="T4">Give the sums of the amounts from the Orders table, grouped by date, eliminating all those dates where the SUM was not at least 2000.00 above the MAX amount.</text:span></text:p>
      <text:p text:style-name="P24">select odate,sum(amt) from orders group by odate having sum(amt)&gt; max(amt)+2000;</text:p>
      <text:p text:style-name="P16">select sum(amt) from orders group by odate;</text:p>
      <text:p text:style-name="P17">18.<text:span text:style-name="T4"> Select all orders that had amounts that were greater than at least one of the orders from October 6.</text:span></text:p>
      <text:p text:style-name="P25">select onum,amt,odate from orders where amt &gt; any (select min(amt) from orders where odate='1996-06-10');</text:p>
      <text:p text:style-name="P17">19.<text:span text:style-name="T4">Write a query that uses the EXISTS operator to extract all salespeople who have customers with a rating of 300.</text:span></text:p>
      <text:p text:style-name="P26">select s.sname,c.cname,c.city from salespeople s,customer c where rating=300 and c.snum=s.snum;</text:p>
      <text:p text:style-name="P26"><text:tab/><text:tab/><text:tab/></text:p>
      <text:p text:style-name="P26"/>
      <text:p text:style-name="P87"/>
      <text:p text:style-name="P87"/>
      <text:p text:style-name="P88"><text:soft-page-break/>20.<text:span text:style-name="T4">Find all pairs of customers having the same rating.</text:span></text:p>
      <text:p text:style-name="P27">select distinct a.cname,a.rating from customer a,customer b where a.rating=b.rating and a.cname != b.cname and a.cnum!=b.cnum order by rating desc;</text:p>
      <text:p text:style-name="P89">21.<text:span text:style-name="T4"> Find all customers whose CNUM is 1000 above the SNUM of Serres.</text:span></text:p>
      <text:p text:style-name="P28">select * from customer where cnum&gt; (select snum+1000 from salespeople where sname='serres');</text:p>
      <text:p text:style-name="P90">22.Give the salespeoples commissions as percentages instead of decimal numbers.</text:p>
      <text:p text:style-name="P90"><text:s/>select comm*100 as comm_in_percentage from salespeople;</text:p>
      <text:p text:style-name="P29">23.</text:p>
      <text:p text:style-name="P29">select amt,odate from orders o,salespeople s,customer c where amt&gt;3000 and o.cnum=c.cnum and c.snum=s.snum;</text:p>
      <text:p text:style-name="P30">24.</text:p>
      <text:p text:style-name="P30">select max(amt),sname from orders o,salespeople s,customer c where odate='1996-03-10' and o.cnum=c.cnum and c.snum=s.snum group by s.snum;</text:p>
      <text:p text:style-name="P31">25.</text:p>
      <text:p text:style-name="P31">select cname from customer where city in (select city from salespeople where snum=1002);</text:p>
      <text:p text:style-name="P94">26.</text:p>
      <text:p text:style-name="P94">select * from customer where rating&gt;200;</text:p>
      <text:p text:style-name="P93">27.</text:p>
      <text:p text:style-name="P95">select count( distinct s.snum) from salespeople s,orders o,customer c where o.cnum=c.cnum and c.snum=s.snum;</text:p>
      <text:p text:style-name="P58">28.</text:p>
      <text:p text:style-name="P96"><text:s/>select cname ,comm from customer c,salespeople s where c.snum=s.snum and s.comm&gt;0.12;</text:p>
      <text:p text:style-name="P92">29.</text:p>
      <text:p text:style-name="P97">elect s.sname,count(c.cnum) from salespeople s,customer c where s.snum=c.snum group by s.sname having count(c.cnum)&gt;1;</text:p>
      <text:p text:style-name="P92">30.</text:p>
      <text:p text:style-name="P58">select cname,sname,comm from customer c,salespeople s where comm&gt;0.12 and c.snum=s.snum;</text:p>
      <text:p text:style-name="P32">31.</text:p>
      <text:p text:style-name="P32">select * from salespeople where sname like 'p_%_%l';</text:p>
      <text:p text:style-name="P33">32.</text:p>
      <text:p text:style-name="P33">select * from orders where cnum = (select cnum from customer where cname='cisneros');</text:p>
      <text:p text:style-name="P34">34.</text:p>
      <text:p text:style-name="P34"><text:s/>select snum as SNUM,sname as SNAME,comm as COMMISSION,city as CITY from salespeople;</text:p>
      <text:p text:style-name="P35">35.</text:p>
      <text:p text:style-name="P35">select sname from salespeople where sname between 'a' and 'g';</text:p>
      <text:p text:style-name="P36">36.</text:p>
      <text:p text:style-name="P36">lect a.cname,b.cname from customer a,customer b where a.cname!=b.cname and b.cname!=a.cname;</text:p>
      <text:p text:style-name="P37">37.</text:p>
      <text:p text:style-name="P38">select amt from orders where amt &gt; (select avg(amt) from orders where odate='1996-04-10');</text:p>
      <text:p text:style-name="P39">38.</text:p>
      <text:p text:style-name="P103">select * from customer where rating=(select max(rating) from customer);</text:p>
      <text:p text:style-name="P40">39.</text:p>
      <text:p text:style-name="P40">select sum(amt),odate from orders group by odate order by odate desc;</text:p>
      <text:p text:style-name="P41">40.</text:p>
      <text:p text:style-name="P41">select cname,rating from customer where city='San Jose';</text:p>
      <text:p text:style-name="P42">41.</text:p>
      <text:p text:style-name="P42">select onum,amt from orders where cnum in (select cnum from customer where city='San Jose');</text:p>
      <text:p text:style-name="P43"/>
      <text:p text:style-name="P43"/>
      <text:p text:style-name="P43"><text:soft-page-break/>42.</text:p>
      <text:p text:style-name="P43">select amt from orders where amt &gt; (select avg(amt) from orders);</text:p>
      <text:p text:style-name="P99">43. Write a query that selects the highest rating in each city.</text:p>
      <text:p text:style-name="P99"><text:s/>select city,max(rating) from customer group by city;</text:p>
      <text:p text:style-name="P99">44. Write a query that calculates the amount of the salesperson’s commission on each order by a</text:p>
      <text:p text:style-name="P99">customer with a rating above 100.00.</text:p>
      <text:p text:style-name="P99"><text:s/>select o.amt/(s.comm*100) as comm_amount from orders o,salespeople s,customer c where o.cnum=c.cnum and s.snum=c.snum and c.cnum=any(select cnum from customer where rating&gt;100);</text:p>
      <text:p text:style-name="P99">45. Count the customers with ratings above San Jose’s average.</text:p>
      <text:p text:style-name="P99">select cname,count(cnum) from customer where rating &gt; (select avg(rating) from customer where city="San Jose")group by cname;</text:p>
      <text:p text:style-name="P99">46. Write a query that produces all pairs of salespeople with themselves as well as duplicate rows with the order reversed.</text:p>
      <text:p text:style-name="P99">select a.sname,b.sname from salespeople a,salespeople b;</text:p>
      <text:p text:style-name="P98">47.</text:p>
      <text:p text:style-name="P18">select * from salespeople where city='london' OR city='barcelona';</text:p>
      <text:p text:style-name="P105">48.Find all salespeople with only one customer.</text:p>
      <text:p text:style-name="P105"><text:s/>select s.sname,count(c.cnum) from salespeople s,customer c where s.snum=c.snum group by s.sname having count(c.cnum)=1;</text:p>
      <text:p text:style-name="P105">49. Write a query that joins the Customer table to itself to find all pairs of customers served by a single salesperson.</text:p>
      <text:p text:style-name="P105">select a.cname,b.cname,s.sname from customer a,customer b,salespeople s where a.snum=b.snum and a.snum=s.snum and a.cname != b.cname and a.cname&lt;b.cname;</text:p>
      <text:p text:style-name="P19">50.</text:p>
      <text:p text:style-name="P19">select * from orders where amt&gt;1000.00;</text:p>
      <text:p text:style-name="P44">51.</text:p>
      <text:p text:style-name="P46">select cname,onum from customer c,orders o where o.cnum=c.cnum;</text:p>
      <text:p text:style-name="P44">52.</text:p>
      <text:p text:style-name="P106">select s.snum ,c.snum ,c.city from salespeople s ,customer c where s.city=c.city and c.snum!=s.snum group by c.snum,s.snum;</text:p>
      <text:p text:style-name="P44">53.</text:p>
      <text:p text:style-name="P47">select * from customer where rating &gt;=any(select c.rating from customer c,salespeople s where c.snum=s.snum and s.sname='serres');</text:p>
      <text:p text:style-name="P44">54.</text:p>
      <text:p text:style-name="P48">1.select * from orders where odate in('1996-03-10','1996-04-10');</text:p>
      <text:p text:style-name="P49">2.<text:span text:style-name="T1">select * from orders where odate='1996-03-10' or odate='1996-04-10';</text:span></text:p>
      <text:p text:style-name="P44">55.</text:p>
      <text:p text:style-name="P51">select c.cname,a.onum,b.onum from orders a,orders b,customer c where a.cnum=b.cnum and b.cnum=c.cnum and a.onum!=b.onum and a.onum&gt;b.onum;</text:p>
      <text:p text:style-name="P44">56.</text:p>
      <text:p text:style-name="P50">select * from customer where rating &gt; any(select rating from customer where city='rome');</text:p>
      <text:p text:style-name="P52">57.</text:p>
      <text:p text:style-name="P53">select * from customer where rating!=100 or <text:s/>city='rome';</text:p>
      <text:p text:style-name="P52">58.</text:p>
      <text:p text:style-name="P54">select * from customer c,salespeople s where s.snum=1001 and s.snum=c.snum;</text:p>
      <text:p text:style-name="P52">59.</text:p>
      <text:p text:style-name="P55">select sum(o.amt),s.sname from orders o.salespeople s,customer c where o.cnum=c.cnum and c.snum=s.snum group by s.sname having sum((o.amt)&gt;((select max(amt) from orders));</text:p>
      <text:p text:style-name="P100"/>
      <text:p text:style-name="P100"><text:soft-page-break/>61. Produce all combinations of salespeople and customer names such that the former precedes</text:p>
      <text:p text:style-name="P100">the latter alphabetically, and the latter has a rating of less than 200.</text:p>
      <text:p text:style-name="P100"><text:s/>select s.sname,c.cname from salespeople s,customer c where c.snum=s.snum and c.rating&lt;200 order by s.sname;</text:p>
      <text:p text:style-name="P100">62. List all Salespeople’s names and the Commission they have earned</text:p>
      <text:p text:style-name="P100"><text:s/>select s.sname,sum(o.amt/(s.comm*100)) as comm_amount from orders o,salespeople s,customer c where o.cnum=c.cnum and s.snum=c.snum and c.cnum=any(select cnum from customer) group by s.sname ;</text:p>
      <text:p text:style-name="P52">63.</text:p>
      <text:p text:style-name="P56">select * from customer where rating = (select rating from customer where cname='hoffman' and cnum=2001);</text:p>
      <text:p text:style-name="P52">64.</text:p>
      <text:p text:style-name="P57">select cname,sname from customer c,salespeople s where c.snum=s.snum order by cname ;</text:p>
      <text:p text:style-name="P52">65.</text:p>
      <text:p text:style-name="P101">select c.cname,c.rating from customer c,orders o where o.cnum=c.cnum and o.amt&gt;(select avg(amt) from orders);</text:p>
      <text:p text:style-name="P45">66.</text:p>
      <text:p text:style-name="P45">select sum(amt),count(onum) from orders;</text:p>
      <text:p text:style-name="P58">67.</text:p>
      <text:p text:style-name="P59">select onum,amt,odate from orders;</text:p>
      <text:p text:style-name="P58">68.</text:p>
      <text:p text:style-name="P60">select count(rating) from customer where rating !=0;</text:p>
      <text:p text:style-name="P58">69.</text:p>
      <text:p text:style-name="P61">select distinct o.onum,s.sname,c.cname from customer c,orders o,salespeople s where o.cnum=c.cnum and c.snum=s.snum;</text:p>
      <text:p text:style-name="P58">70.</text:p>
      <text:p text:style-name="P62">select cname,sname,s.snum,c.cnum from customer c,salespeople s where c.city='london' and c.snum=s.snum;</text:p>
      <text:p text:style-name="P58">71.</text:p>
      <text:p text:style-name="P63">select s.city,c.city from salespeople s,customer c where s.snum=c.snum and s.city!=all( select city from customer c where s.snum=c.snum and c.city=s.city);</text:p>
      <text:p text:style-name="P58">72.</text:p>
      <text:p text:style-name="P109">select distinct sname,cname from salespeople s,customer c where exists (select city from customer where c.city=s.city and c.snum!=s.snum);</text:p>
      <text:p text:style-name="P58">73.</text:p>
      <text:p text:style-name="P64"><text:s/>select cname,cnum,s.snum from customer c,salespeople s where sname =any(select sname from salespeople where sname='peel' or sname='motika') and s.snum=c.snum;</text:p>
      <text:p text:style-name="P58">74.</text:p>
      <text:p text:style-name="P65">select odate,count(distinct(snum))from orders a,customer b where a.cnum=b.cnum group by odate;</text:p>
      <text:p text:style-name="P58">75.</text:p>
      <text:p text:style-name="P66">select onum,c.cnum from orders o,customer c,salespeople s where s.city='london' and o.cnum=c.cnum and c.snum=s.snum ;</text:p>
      <text:p text:style-name="P58">76.</text:p>
      <text:p text:style-name="P67">select distinct onum from orders o,customer c,salespeople s where c.city!=s.city and c.snum=s.snum and o.cnum=c.cnum;</text:p>
      <text:p text:style-name="P58">77.</text:p>
      <text:p text:style-name="P68">select c.cname,s.sname from salespeople s,customer c where s.snum=c.snum;</text:p>
      <text:p text:style-name="P58"/>
      <text:p text:style-name="P58"/>
      <text:p text:style-name="P58"><text:soft-page-break/>78.</text:p>
      <text:p text:style-name="P110">select * from customer where snum in (select b.snum from orders a,customer b where a.cnum=b.cnum group by b.snum having count(distinct(a.cnum))&gt;1);</text:p>
      <text:p text:style-name="P58">79.</text:p>
      <text:p text:style-name="P69">select cname from customer where cname like 'c%';</text:p>
      <text:p text:style-name="P58">80.</text:p>
      <text:p text:style-name="P70">select concat("for the city",city,"the highest rating is:",max(rating))as result from customer group by city;</text:p>
      <text:p text:style-name="P58">81.</text:p>
      <text:p text:style-name="P71">select s.snum from salespeople s,customer c,orders o where s.snum=c.snum and c.cnum=o.cnum;</text:p>
      <text:p text:style-name="P58">82.</text:p>
      <text:p text:style-name="P72">select rating,cname,cnum from customer order by rating desc;</text:p>
      <text:p text:style-name="P73">83.</text:p>
      <text:p text:style-name="P74">select avg(comm) from salespeople where city='london';</text:p>
      <text:p text:style-name="P73">84.</text:p>
      <text:p text:style-name="P75">select onum,cname,sname from orders o,customer c,salespeople s where c.cnum=2001 and o.cnum=c.cnum and c.snum=s.snum;</text:p>
      <text:p text:style-name="P73">85.</text:p>
      <text:p text:style-name="P76">select sname,comm from salespeople where comm between 0.10 and 0.12;</text:p>
      <text:p text:style-name="P73">86.</text:p>
      <text:p text:style-name="P77">select sname,city,comm from salespeople where city='london' and comm&gt;0.10;</text:p>
      <text:p text:style-name="P44"><text:span text:style-name="T2">8</text:span>7.</text:p>
      <text:p text:style-name="P78">it displays orders table.</text:p>
      <text:p text:style-name="P44">88.</text:p>
      <text:p text:style-name="P79">select min(amt),cnum from orders group by cnum ;</text:p>
      <text:p text:style-name="P80">89.</text:p>
      <text:p text:style-name="P81">select * from customer where cname like 'G%';</text:p>
      <text:p text:style-name="P80">90.</text:p>
      <text:p text:style-name="P82">select count(distinct(city)) from customer where city is not null;</text:p>
      <text:p text:style-name="P80">91.</text:p>
      <text:p text:style-name="P83">select avg(amt) from orders;</text:p>
      <text:p text:style-name="P80">92.</text:p>
      <text:p text:style-name="P102">SELECT * FROM ORDERS WHERE NOT (odate = 10/03/96 OR snum &gt; 1006) AND amt &gt;=1500);</text:p>
      <text:p text:style-name="P80">93.</text:p>
      <text:p text:style-name="P84">select * from customer where city!='San Jose' and rating&gt;200;</text:p>
      <text:p text:style-name="P80">94.</text:p>
      <text:p text:style-name="P80"/>
      <text:p text:style-name="P85"><text:s/>Give a simpler way to write this query :</text:p>
      <text:p text:style-name="P85">SELECT snum, sname city, comm FROM salespeople</text:p>
      <text:p text:style-name="P85">WHERE (comm &gt; + 0.12 OR comm &lt; 0.14);</text:p>
      <text:p text:style-name="P85">select snum,sname as city,comm from salespeople;</text:p>
      <text:p text:style-name="P85">95. Evaluate the following query :</text:p>
      <text:p text:style-name="P85">SELECT * FROM orders</text:p>
      <text:p text:style-name="P85">WHERE NOT ((odate = 10/03/96 AND snum &gt; 1002) OR amt &gt; 2000.00);</text:p>
      <text:p text:style-name="P85">Ans:-</text:p>
      <text:p text:style-name="P85">SELECT o.onum,o.amt,o.odate,o.cnum FROM orders o,salespeople s,customer c WHERE c.cnum=o.cnum and s.snum=c.snum and NOT ((o.odate = 10/03/96 AND s.snum &gt; 1002) <text:s/>OR o.amt &gt; 2000.00);</text:p>
      <text:p text:style-name="P85"/>
      <text:p text:style-name="P85"><text:soft-page-break/>96. Which salespersons attend to customers not in the city they have been assigned to?</text:p>
      <text:p text:style-name="P85">select s.sname,s.city,c.cname,c.city from salespeople s,customer c where c.snum=s.snum and c.city!=s.city;</text:p>
      <text:p text:style-name="P85">97. Which salespeople get commission greater than 0.11 are serving customers rated less than 250?</text:p>
      <text:p text:style-name="P85">select s.sname from salespeople s,customer c where c.snum=s.snum and c.rating&lt;250 and s.comm&gt;0.11 group by s.sname;</text:p>
      <text:p text:style-name="P85">98. Which salespeople have been assigned to the same city but get different commission percentages?</text:p>
      <text:p text:style-name="P85">select a.sname,b.sname,a.city from salespeople a,salespeople b where a.city=b.city and a.sname!=b.sname and a.sname&gt;b.sname;</text:p>
      <text:p text:style-name="P85">99. Which salesperson has earned the most by way of commission?</text:p>
      <text:p text:style-name="P85">select s.sname,sum(s.comm) from customer c,salespeople s,orders o where o.cnum=c.cnum and s.snum=c.snum group by s.sname having sum(s.comm)&gt;=all(select sum(s.comm) from customer c,salespeople s,orders o where o.cnum=c.cnum and s.snum=c.snum group by s.sname);</text:p>
      <text:p text:style-name="P85">100.Does the customer who has placed the maximum number of orders have the maximum rating?</text:p>
      <text:p text:style-name="P85"><text:s/>No,the following query shows that the customers who have placed maximum orders do not have maximum rating</text:p>
      <text:p text:style-name="P85">select c.cname,c.rating,count(o.onum) from customer c,orders o where o.cnum=c.cnum group by c.cname,c.rating having count(o.onum)&gt;=all(select count(o.onum) from customer c,orders o where o.cnum=c.cnum group by c.cname);</text:p>
      <text:p text:style-name="P85">101.Has the customer who has spent the largest amount of money been given the highest rating?</text:p>
      <text:p text:style-name="P85"><text:s/>No,the following query proves how.</text:p>
      <text:p text:style-name="P85">select c.cname,sum(o.amt),c.rating from customer c,orders o where o.cnum=c.cnum group by c.cname,c.rating having sum(o.amt)&gt;=all(select sum(o.amt) from customer c,orders o where o.cnum=c.cnum group by c.cname);</text:p>
      <text:p text:style-name="P85">102.List all customers in descending order of customer rating.</text:p>
      <text:p text:style-name="P85">select cname,rating from customer order by rating desc;</text:p>
      <text:p text:style-name="P85"><text:span text:style-name="T5">1</text:span>03.On which days has Hoffman placed orders?</text:p>
      <text:p text:style-name="P85">select o.odate,c.cname from customer c,orders o where c.cnum=o.cnum and c.cname='Hoffman';</text:p>
      <text:p text:style-name="P85"><text:span text:style-name="T5">1</text:span>04.Do all salespeople have different commissions?</text:p>
      <text:p text:style-name="P85">Yes,all salespeople have diffrent commissions.</text:p>
      <text:p text:style-name="P85">select comm,sname from salespeople;</text:p>
      <text:p text:style-name="P85"><text:span text:style-name="T5">1</text:span>05.Which salespeople have no orders between 10/03/1996 and 10/05/1996?</text:p>
      <text:p text:style-name="P85">select s.sname,o.odate from salespeople s,orders o,customer c where c.cnum=o.cnum and s.snum=c.snum and o.odate not between '1996-03-10' and '1996-05-10';</text:p>
      <text:p text:style-name="P85">106.How many salespersons have succeeded in getting orders?</text:p>
      <text:p text:style-name="P85"><text:s/>5</text:p>
      <text:p text:style-name="P85"><text:s/>select count(sname) from salespeople where sname=any(select distinct(s.sname) from salespeople s,customer c,orders o where o.cnum=c.cnum and s.snum=c.snum );</text:p>
      <text:p text:style-name="P85">107.How many customers have placed orders?</text:p>
      <text:p text:style-name="P85">select count(distinct(c.cname)) from customer c,orders o where o.cnum=c.cnum;</text:p>
      <text:p text:style-name="P85">108.On which date has each salesperson booked an order of maximum value?</text:p>
      <text:p text:style-name="P85">select o.odate,max(o.amt) from orders o,salespeople s,customer c where o.cnum=c.cnum and s.snum=c.snum group by o.odate;</text:p>
      <text:p text:style-name="P85"><text:span text:style-name="T5">1</text:span>09.Who is the most successful salesperson?</text:p>
      <text:p text:style-name="P85">Peel.</text:p>
      <text:p text:style-name="P85">(select sum(o.amt),s.sname from salespeople s,customer c,orders o where o.cnum=c.cnum and s.snum=c.snum group by s.sname);</text:p>
      <text:p text:style-name="P85"><text:span text:style-name="T5">1</text:span>10.Who is the worst customer with respect to the company?</text:p>
      <text:p text:style-name="P85">Ciscernos</text:p>
      <text:p text:style-name="P85"><text:soft-page-break/>select c.cname,o.amt from customer c,orders o where o.cnum=c.cnum and o.amt&lt;=all(select min(o.amt) from customer c,orders o where o.cnum=c.cnum group by c.cname);</text:p>
      <text:p text:style-name="P85">111.Are all customers not having placed orders greater than 200 totally been serviced by salespersons Peel or Serres?</text:p>
      <text:p text:style-name="P85">No.</text:p>
      <text:p text:style-name="P85">select c.cname,o.amt,s.sname from customer c,orders o,salespeople s where o.cnum=c.cnum and s.snum=c.snum and o.amt &lt; 200;</text:p>
      <text:p text:style-name="P85">112.Which customers have the same rating?</text:p>
      <text:p text:style-name="P85">select a.cname,a.rating,b.cname,b.rating from customer a,customer b where a.cname!=b.cname and a.rating=b.rating and a.cname&lt;b.cname;</text:p>
      <text:p text:style-name="P85">113.Find all orders greater than the average for October 4th.</text:p>
      <text:p text:style-name="P85">select onum,amt from orders where amt&gt;(select avg(amt) from orders where odate='1996-04-10');</text:p>
      <text:p text:style-name="P85"><text:span text:style-name="T5">1</text:span>14.Which customers have above average orders?</text:p>
      <text:p text:style-name="P85">select distinct(c.cname),o.amt from customer c,orders o where o.cnum=c.cnum and o.amt&gt;(select avg(amt) from orders);</text:p>
      <text:p text:style-name="P85">115.List all customers with ratings above San Joses average.</text:p>
      <text:p text:style-name="P85">select cnum,cname,rating from customer where rating&gt;(select avg(rating) from customer where city="San Jose");</text:p>
      <text:p text:style-name="P85"><text:span text:style-name="T5">1</text:span>16.Select the total amount in orders for each salesperson for whom the total is greater than the</text:p>
      <text:p text:style-name="P85">amount of the largest order in the table.</text:p>
      <text:p text:style-name="P85">select s.sname,sum(o.amt) from salespeople s,orders o,customer c where o.cnum=c.cnum and s.snum=c.snum group by s.sname having sum(o.amt)&gt;(select max(amt) from orders);</text:p>
      <text:p text:style-name="P85">117.Give names and numbers of all salespersons who have more than one customer.</text:p>
      <text:p text:style-name="P85">select s.sname,s.snum,count(c.cnum) from salespeople s,customer c where c.snum=s.snum group by s.snum having count(c.cnum)&gt;1;</text:p>
      <text:p text:style-name="P85">118.Select all salespersons by name and number who have customers in their city whom they dont service.</text:p>
      <text:p text:style-name="P85">select distinct(s.sname),s.snum from salespeople s,customer c where c.snum!=s.snum and c.city=s.city;</text:p>
      <text:p text:style-name="P85">119.Which customers rating should be lowered?</text:p>
      <text:p text:style-name="P85">Ciscernos.</text:p>
      <text:p text:style-name="P85">select c.cname,sum(o.amt),c.rating from orders o,customer c where c.cnum=o.cnum group by c.cname,c.rating order by rating asc;</text:p>
      <text:p text:style-name="P85">120.Is there a case for assigning a salesperson to Berlin?</text:p>
      <text:p text:style-name="P108">Select </text:p>
      <text:p text:style-name="P85">121.Is there any evidence linking the performance of a salesperson to the commission that he or she is being paid?</text:p>
      <text:p text:style-name="P85">122.Does the total amount in orders by customer in Rome and London exceed the commission paid to salespersons in London and New York by more than 5 times?</text:p>
      <text:p text:style-name="P85"/>
      <text:p text:style-name="P85"/>
      <text:p text:style-name="P85">123.Which is the date, order number, amt and city for each salesperson by name) for the maximum order he has obtained?</text:p>
      <text:p text:style-name="P85">select o.odate,o.onum,o.amt,s.city,s.sname from salespeople s,orders o,customer c where o.cnum=c.cnum and c.snum=s.snum and o.amt=any(select <text:s/>max(o.amt) from orders o,salespeople s,customer c where o.cnum=c.cnum and c.snum=s.snum group by s.sname);</text:p>
      <text:p text:style-name="P85">124.Which salesperson(s) should be fired?</text:p>
      <text:p text:style-name="P85"><text:s/>Fran,Because his customers haven't placed any orders</text:p>
      <text:p text:style-name="P85">select sname as Salespeople_with_no_orders from salespeople where sname &lt;&gt; all(select distinct(s.sname) from salespeople s,customer c,orders o where o.cnum=c.cnum and c.snum=s.snum);</text:p>
      <text:p text:style-name="P85"><text:soft-page-break/>125.What is the total income for the company?</text:p>
      <text:p text:style-name="P85">26535.40</text:p>
      <text:p text:style-name="P85">select (select sum(o.amt) from orders o)-(select sum(s.comm*100) from salespeople s,orders o,customer c where o.cnum=c.cnum and s.snum=c.snum) as Total_Income_Of_Company;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21:19:07.442060127</meta:creation-date>
    <dc:date>2017-07-24T17:14:21.791041578</dc:date>
    <meta:editing-duration>PT12H56S</meta:editing-duration>
    <meta:editing-cycles>118</meta:editing-cycles>
    <meta:generator>LibreOffice/5.1.4.2$Linux_X86_64 LibreOffice_project/10m0$Build-2</meta:generator>
    <meta:document-statistic meta:table-count="0" meta:image-count="0" meta:object-count="0" meta:page-count="8" meta:paragraph-count="266" meta:word-count="2387" meta:character-count="17327" meta:non-whitespace-character-count="15190"/>
  </office:meta>
</office:document-meta>
</file>